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fo:font-size="28pt" style:font-size-asian="28pt" style:font-size-complex="28pt"/>
    </style:style>
    <style:style style:name="P3" style:family="paragraph">
      <loext:graphic-properties draw:fill-color="#ffffff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ize="28pt" fo:font-style="normal" fo:font-weight="normal" style:font-size-asian="28pt" style:font-style-asian="italic" style:font-weight-asian="normal" style:font-size-complex="28pt" style:font-style-complex="italic" style:font-weight-complex="normal"/>
    </style:style>
    <style:style style:name="T9" style:family="text">
      <style:text-properties fo:font-size="28pt" fo:font-style="normal" fo:font-weight="bold" style:font-size-asian="28pt" style:font-style-asian="italic" style:font-weight-asian="bold" style:font-size-complex="28pt" style:font-style-complex="italic" style:font-weight-complex="bold"/>
    </style:style>
    <style:style style:name="T10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1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ctiviidaaa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Simulamos <text:span text:style-name="T1">ser una red convolucional</text:span><text:span text:style-name="T2"> con </text:span></text:p>
            <text:p><text:span text:style-name="T2">2 capas convolucionales</text:span></text:p>
            <text:p><text:span text:style-name="T2">y una capa totalmente conectad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Finalida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2">Asumimos que estamos entrenados (nuestros pesos los dan los criterios de activación que os he puesto)!!</text:span></text:p>
            <text:p><text:span text:style-name="T2"/></text:p>
            <text:p><text:span text:style-name="T2">Y la finalidad es </text:span><text:span text:style-name="T1">clasificar dos tipos de animales a partir de imaǵenes: </text:span></text:p>
            <text:p><text:span text:style-name="T1">perros y gato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Analogía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2">Los </text:span><text:span text:style-name="T1">pesos</text:span><text:span text:style-name="T2"> son los criterios de activación</text:span></text:p>
            <text:p><text:span text:style-name="T2"/></text:p>
            <text:p><text:span text:style-name="T2">(no nos vamos a poner a hacer matemática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Capa 1</text:p>
          </draw:text-box>
        </draw:frame>
        <draw:frame presentation:style-name="pr2" draw:text-style-name="P1" draw:layer="layout" svg:width="25.199cm" svg:height="12.661cm" svg:x="1.4cm" svg:y="5.073cm" presentation:class="subtitle" presentation:user-transformed="true">
          <draw:text-box>
            <text:p><text:span text:style-name="T3">Sois neuronas, y vuestro </text:span><text:span text:style-name="T4">input</text:span><text:span text:style-name="T5"> </text:span><text:span text:style-name="T6">es la ventana que yo voy a ir moviendo (convolucionando).</text:span></text:p>
            <text:p><text:span text:style-name="T5"/></text:p>
            <text:p><text:span text:style-name="T7">En cada parada, en orden, </text:span><text:span text:style-name="T7">vais a comparar vuestra plantilla (pesos) con la fracción de imagen que veis (pixeles)</text:span></text:p>
            <text:p><text:span text:style-name="T7"/></text:p>
            <text:p><text:span text:style-name="T7">Si os activais, decís vuestro número</text:span></text:p>
            <text:p><text:span text:style-name="T7"/></text:p>
            <text:p><text:span text:style-name="T6">Y sino le indicais al compañero que le to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4cm" svg:y="0.237cm" presentation:class="title" presentation:user-transformed="true">
          <draw:text-box>
            <text:p>Capa 2</text:p>
          </draw:text-box>
        </draw:frame>
        <draw:frame presentation:style-name="pr2" draw:text-style-name="P3" draw:layer="layout" svg:width="25.199cm" svg:height="14.314cm" svg:x="1.4cm" svg:y="4.443cm" presentation:class="subtitle" presentation:user-transformed="true">
          <draw:text-box>
            <text:p text:style-name="P2"><text:span text:style-name="T8">Sois neuronas, y vuestro </text:span><text:span text:style-name="T9">input</text:span><text:span text:style-name="T10"> </text:span><text:span text:style-name="T11">es lo que salga de la capa 1 (lo vais a ir apuntando).</text:span></text:p>
            <text:p text:style-name="P2"><text:span text:style-name="T10"/></text:p>
            <text:p text:style-name="P2"><text:span text:style-name="T12">Al terminar de apuntar, voy a ir enumerando las ventanitas donde habeis apuntado.</text:span></text:p>
            <text:p text:style-name="P2"><text:span text:style-name="T12"/></text:p>
            <text:p text:style-name="P2"><text:span text:style-name="T12">En cada parada</text:span><text:span text:style-name="T11"> vais a</text:span><text:span text:style-name="T12"> comparar </text:span><text:span text:style-name="T11">vuestra</text:span><text:span text:style-name="T12"> plantilla </text:span><text:span text:style-name="T11">(pesos)</text:span><text:span text:style-name="T12"> con la fracción de imagen que habeis apuntado </text:span><text:span text:style-name="T11">(pixeles)</text:span></text:p>
            <text:p text:style-name="P2"><text:span text:style-name="T12"/></text:p>
            <text:p text:style-name="P2"><text:span text:style-name="T11">Y por orden, s</text:span><text:span text:style-name="T12">i os activais, decís vuestro número</text:span></text:p>
            <text:p text:style-name="P2"><text:span text:style-name="T12"/></text:p>
            <text:p text:style-name="P2"><text:span text:style-name="T11">Y sino le indicais al compañero que le toc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4cm" svg:y="0.237cm" presentation:class="title" presentation:user-transformed="true">
          <draw:text-box>
            <text:p>Capa 3</text:p>
          </draw:text-box>
        </draw:frame>
        <draw:frame presentation:style-name="pr2" draw:text-style-name="P3" draw:layer="layout" svg:width="25.199cm" svg:height="12.179cm" svg:x="1.4cm" svg:y="5.512cm" presentation:class="subtitle" presentation:user-transformed="true">
          <draw:text-box>
            <text:p text:style-name="P2"><text:span text:style-name="T8">Sois neuronas, y vuestro </text:span><text:span text:style-name="T9">input</text:span><text:span text:style-name="T10"> </text:span><text:span text:style-name="T11">es lo que salga de la capa 2.</text:span></text:p>
            <text:p text:style-name="P2"><text:span text:style-name="T10"/></text:p>
            <text:p text:style-name="P2"><text:span text:style-name="T11">Como sois la última capa, no tenéis que apuntar los números, sino </text:span><text:span text:style-name="T12">rodear los números que coinciden</text:span><text:span text:style-name="T11"> conforme la capa 2 los diga</text:span></text:p>
            <text:p text:style-name="P2"><text:span text:style-name="T11"/></text:p>
            <text:p text:style-name="P2"><text:span text:style-name="T11">Luego, por orden, os pediré </text:span><text:span text:style-name="T12">el recuento </text:span></text:p>
            <text:p text:style-name="P2"><text:span text:style-name="T12">de vuestra clase fina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7T17:57:48.313473002</meta:creation-date>
    <dc:date>2018-04-27T18:25:01.739151449</dc:date>
    <meta:editing-duration>PT5M22S</meta:editing-duration>
    <meta:editing-cycles>1</meta:editing-cycles>
    <meta:document-statistic meta:object-count="45"/>
    <meta:generator>LibreOffice/5.1.6.2$Linux_X86_64 LibreOffice_project/10m0$Build-2</meta:generator>
  </office:meta>
</office:document-meta>
</file>